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762e8" officeooo:paragraph-rsid="001762e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8636a" officeooo:paragraph-rsid="0018636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762e8" officeooo:paragraph-rsid="001762e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8636a" officeooo:paragraph-rsid="0018636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8636a"/>
    </style:style>
    <style:style style:name="T2" style:family="text">
      <style:text-properties officeooo:rsid="0019f585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3">Union Switch &amp; <text:span text:style-name="T1">S</text:span>ignal</text:p>
            <text:p text:style-name="P4">Teardrop (Mechanical)</text:p>
            <text:p text:style-name="P2"><text:span text:style-name="T2">uss</text:span>-<text:span text:style-name="T2">teardrop</text:span>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7-01T19:23:34.436810406</dc:date>
    <meta:editing-duration>PT16M51S</meta:editing-duration>
    <meta:editing-cycles>7</meta:editing-cycles>
    <meta:generator>LibreOffice/7.1.4.2$Linux_X86_64 LibreOffice_project/10$Build-2</meta:generator>
    <meta:print-date>2021-05-10T11:35:45.450373834</meta:print-date>
    <meta:document-statistic meta:table-count="0" meta:image-count="0" meta:object-count="0" meta:page-count="1" meta:paragraph-count="90" meta:word-count="210" meta:character-count="1740" meta:non-whitespace-character-count="1620"/>
  </office:meta>
</office:document-meta>
</file>